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yed Zain Zaidi - 11476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istributed File System</text:p>
            <text:p>DOS Projec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vered Require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ngle File System Image</text:p>
              </text:list-item>
              <text:list-item>
                <text:p>Console Based Input (Client and Server)</text:p>
              </text:list-item>
              <text:list-item>
                <text:p>Replication on File Creation</text:p>
              </text:list-item>
              <text:list-item>
                <text:p>Check for Opening Readable Files</text:p>
              </text:list-item>
              <text:list-item>
                <text:p>Upload / Download Model</text:p>
              </text:list-item>
              <text:list-item>
                <text:p>Location Transparency / Replication Transparency</text:p>
              </text:list-item>
              <text:list-item>
                <text:p>Directory and Sub-Directory Support</text:p>
              </text:list-item>
              <text:list-item>
                <text:p>Cost Function (Number of Files on Server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mita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ismatched file contents with same version if same file gets updated on server a while server b was offline and vice versa happened.</text:p>
              </text:list-item>
              <text:list-item>
                <text:p>Directories exist physically and are not replicated. If user creates file in specific directory, it will be made locally if directory is present</text:p>
              </text:list-item>
              <text:list-item>
                <text:p>Incomplete implementation of following situation scenario:</text:p>
                <text:p>User deletes file and server with replica offline, user re-creates file with same name, Replica file gets updated instead of deleted when server 2 comes onli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mita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2">Handling files in byte format (image, video).</text:p>
              </text:list-item>
              <text:list-item>
                <text:p><text:span text:style-name="T1">Unhandled exceptions and errors.</text:span></text:p>
              </text:list-item>
              <text:list-item>
                <text:p><text:span text:style-name="T1">UDP </text:span><text:span text:style-name="T2">messages have a tendency to get lost, unreliable communication on udp sockets.</text:span></text:p>
              </text:list-item>
              <text:list-item>
                <text:p><text:span text:style-name="T2">Deletion mechanism is not robust enough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ar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ulticasting, UDP Sockets</text:p>
              </text:list-item>
              <text:list-item>
                <text:p>Distributed System Architecture</text:p>
              </text:list-item>
              <text:list-item>
                <text:p>Replication Technique</text:p>
              </text:list-item>
              <text:list-item>
                <text:p>Handling Replicas on update</text:p>
              </text:list-item>
              <text:list-item>
                <text:p>Handling Replicas <text:s/>on deletion</text:p>
              </text:list-item>
              <text:list-item>
                <text:p>Synchronizing File Servers at time of creation</text:p>
              </text:list-item>
              <text:list-item>
                <text:p>Client program maintaining sessions with a server</text:p>
              </text:list-item>
              <text:list-item>
                <text:p>Making a fault tolerant distributed sys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rver – Server Communication</text:p>
              </text:list-item>
              <text:list-item>
                <text:p>Client – Server Communication</text:p>
              </text:list-item>
              <text:list-item>
                <text:p>Hybrid of session semantics</text:p>
              </text:list-item>
              <text:list-item>
                <text:p>File auto update on Servers when sav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2:48:16.484283091</meta:creation-date>
    <meta:editing-duration>PT32M12S</meta:editing-duration>
    <meta:editing-cycles>14</meta:editing-cycles>
    <meta:generator>LibreOffice/6.0.3.2$Linux_X86_64 LibreOffice_project/00m0$Build-2</meta:generator>
    <dc:title>Bright Blue</dc:title>
    <dc:date>2018-12-15T16:02:34.992904192</dc:date>
    <meta:document-statistic meta:object-count="46"/>
  </office:meta>
</office:document-meta>
</file>